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4.1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4" table:style-name="ta1"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5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op 16x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</table:table>
      <table:table table:name="top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20T17:55:59.485000000</dc:date>
    <meta:editing-duration>P5DT13H19M25S</meta:editing-duration>
    <meta:editing-cycles>287</meta:editing-cycles>
    <meta:document-statistic meta:table-count="8" meta:cell-count="1183" meta:object-count="0"/>
    <meta:user-defined meta:name="ProgId">Excel.Sheet</meta:user-defined>
  </office:meta>
</office:document-meta>
</file>